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9acf" officeooo:paragraph-rsid="0016849b"/>
    </style:style>
    <style:style style:name="P2" style:family="paragraph" style:parent-style-name="Text_20_body">
      <style:text-properties officeooo:rsid="0021be45" officeooo:paragraph-rsid="0021be45"/>
    </style:style>
    <style:style style:name="P3" style:family="paragraph" style:parent-style-name="Text_20_body">
      <style:text-properties officeooo:rsid="00297eed" officeooo:paragraph-rsid="00297eed"/>
    </style:style>
    <style:style style:name="P4" style:family="paragraph" style:parent-style-name="Text_20_body">
      <style:text-properties officeooo:rsid="00297eed" officeooo:paragraph-rsid="002aca05"/>
    </style:style>
    <style:style style:name="P5" style:family="paragraph" style:parent-style-name="Text_20_body">
      <style:text-properties officeooo:rsid="002e0192" officeooo:paragraph-rsid="002e0192"/>
    </style:style>
    <style:style style:name="P6" style:family="paragraph" style:parent-style-name="Text_20_body">
      <style:text-properties fo:font-size="12pt" officeooo:rsid="00135b2c" officeooo:paragraph-rsid="00135b2c" style:font-size-asian="12pt" style:font-size-complex="12pt"/>
    </style:style>
    <style:style style:name="P7" style:family="paragraph" style:parent-style-name="Text_20_body">
      <style:text-properties fo:font-size="12pt" officeooo:rsid="00159acf" officeooo:paragraph-rsid="00159acf" style:font-size-asian="12pt" style:font-size-complex="12pt"/>
    </style:style>
    <style:style style:name="P8" style:family="paragraph" style:parent-style-name="Text_20_body">
      <style:text-properties fo:font-size="12pt" officeooo:rsid="0010a9aa" officeooo:paragraph-rsid="0010a9aa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officeooo:rsid="00083ecd" officeooo:paragraph-rsid="00083ecd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fo:font-size="12pt" officeooo:rsid="0009e2cd" officeooo:paragraph-rsid="0009e2cd" style:font-size-asian="12pt" style:font-size-complex="12pt"/>
    </style:style>
    <style:style style:name="P11" style:family="paragraph" style:parent-style-name="Text_20_body">
      <style:text-properties fo:font-size="12pt" officeooo:rsid="0016849b" officeooo:paragraph-rsid="0016849b" style:font-size-asian="12pt" style:font-size-complex="12pt"/>
    </style:style>
    <style:style style:name="P12" style:family="paragraph" style:parent-style-name="Text_20_body">
      <style:text-properties fo:font-size="12pt" officeooo:rsid="0021be45" officeooo:paragraph-rsid="0021be45" style:font-size-asian="12pt" style:font-size-complex="12pt"/>
    </style:style>
    <style:style style:name="T1" style:family="text">
      <style:text-properties fo:font-size="10pt"/>
    </style:style>
    <style:style style:name="T2" style:family="text">
      <style:text-properties fo:font-size="10pt" officeooo:rsid="0014dd7c"/>
    </style:style>
    <style:style style:name="T3" style:family="text">
      <style:text-properties fo:font-size="10pt" officeooo:rsid="0015d7bd"/>
    </style:style>
    <style:style style:name="T4" style:family="text">
      <style:text-properties fo:font-size="10pt" officeooo:rsid="0015ec9b"/>
    </style:style>
    <style:style style:name="T5" style:family="text">
      <style:text-properties fo:font-size="10pt" officeooo:rsid="00166b08"/>
    </style:style>
    <style:style style:name="T6" style:family="text">
      <style:text-properties fo:font-size="10pt" officeooo:rsid="001671a8"/>
    </style:style>
    <style:style style:name="T7" style:family="text">
      <style:text-properties fo:font-size="10pt" officeooo:rsid="0017298b"/>
    </style:style>
    <style:style style:name="T8" style:family="text">
      <style:text-properties fo:font-size="10pt" officeooo:rsid="001d1be9"/>
    </style:style>
    <style:style style:name="T9" style:family="text">
      <style:text-properties officeooo:rsid="00117d45"/>
    </style:style>
    <style:style style:name="T10" style:family="text">
      <style:text-properties officeooo:rsid="0014dd7c"/>
    </style:style>
    <style:style style:name="T11" style:family="text">
      <style:text-properties officeooo:rsid="0015d7bd"/>
    </style:style>
    <style:style style:name="T12" style:family="text">
      <style:text-properties officeooo:rsid="0015ec9b"/>
    </style:style>
    <style:style style:name="T13" style:family="text">
      <style:text-properties officeooo:rsid="00166b08"/>
    </style:style>
    <style:style style:name="T14" style:family="text">
      <style:text-properties officeooo:rsid="001671a8"/>
    </style:style>
    <style:style style:name="T15" style:family="text">
      <style:text-properties officeooo:rsid="0017298b"/>
    </style:style>
    <style:style style:name="T16" style:family="text">
      <style:text-properties officeooo:rsid="001d1be9"/>
    </style:style>
    <style:style style:name="T17" style:family="text">
      <style:text-properties officeooo:rsid="002aca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ork:</text:h>
      <text:p text:style-name="P9">1.Implement three functions.</text:p>
      <text:p text:style-name="P9">2.Add three functions.</text:p>
      <text:p text:style-name="P10">3.Add two functions to debug</text:p>
      <text:h text:style-name="Heading_20_1" text:outline-level="1">1.Implement three functions.</text:h>
      <text:h text:style-name="Heading_20_2" text:outline-level="2">1.1 FP_mul</text:h>
      <text:p text:style-name="P8"><text:span text:style-name="T9">a.</text:span>We get the signs of op1 and op2,<text:span text:style-name="T9">set result’s sign.</text:span></text:p>
      <text:p text:style-name="P6">b.<text:span text:style-name="T10">We get the exponent bits of op1 and op2, we set result’s exponent.</text:span></text:p>
      <text:p text:style-name="P7"><text:span text:style-name="T10">c.We create a characters array of size 225(Hold all the bit of the result),and may add one to exponent of result. And get the significand.</text:span></text:p>
      <text:p text:style-name="P7"/>
      <text:h text:style-name="Heading_20_2" text:outline-level="2"><text:span text:style-name="T14">1.</text:span>2 <text:span text:style-name="T15">long_double_print_bitseq</text:span></text:h>
      <text:p text:style-name="P11">Just output the long_double according to its bit number <text:span text:style-name="T16">using the functions added.</text:span></text:p>
      <text:p text:style-name="P1"><text:span text:style-name="T6"/></text:p>
      <text:h text:style-name="Heading_20_2" text:outline-level="2"><text:span text:style-name="T14">1.</text:span>3 long_double_print_normalized</text:h>
      <text:p text:style-name="P12">Just output the long_double and process the format meanwhile.</text:p>
      <text:p text:style-name="P2"><text:span text:style-name="T1"/></text:p>
      <text:h text:style-name="Heading_20_1" text:outline-level="1">2.Added Functions</text:h>
      <text:h text:style-name="Heading_20_2" text:outline-level="2">2.1 GetNthBit</text:h>
      <text:p text:style-name="P3">Get the Nth bit of pointer and return it.</text:p>
      <text:h text:style-name="Heading_20_2" text:outline-level="2">2.2SetNthBit</text:h>
      <text:p text:style-name="P3">Set the Nth bit of pointer to 1</text:p>
      <text:h text:style-name="Heading_20_2" text:outline-level="2">2.3ResetNthBit</text:h>
      <text:p text:style-name="P4">Set the Nth bit of pointer to <text:span text:style-name="T17">0</text:span></text:p>
      <text:h text:style-name="Heading_20_1" text:outline-level="1">3.Add two functions to debug</text:h>
      <text:p text:style-name="P5">Two functions that can output the double in binary sequences and normalized form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0:16:53.445829485</meta:creation-date>
    <dc:date>2018-04-13T20:30:36.948479886</dc:date>
    <meta:editing-duration>PT13M28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40" meta:character-count="852" meta:non-whitespace-character-count="734"/>
  </office:meta>
</office:document-meta>
</file>